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e PHP :</text:p>
      <text:p text:style-name="Standard"/>
      <text:list xml:id="list7156192608669501558" text:style-name="L1">
        <text:list-item>
          <text:p text:style-name="P1">Namespace</text:p>
        </text:list-item>
        <text:list-item>
          <text:p text:style-name="P1">Base de la POO</text:p>
        </text:list-item>
        <text:list-item>
          <text:p text:style-name="P1">Pattern Design</text:p>
        </text:list-item>
      </text:list>
      <text:p text:style-name="Standard"/>
      <text:p text:style-name="Standard">Packagist.org (Gestionnaire de Package) relié à Github pour récuperer les require</text:p>
      <text:p text:style-name="Standard"/>
      <text:p text:style-name="Standard">Satis (Comme Packagist mais privé)</text:p>
      <text:p text:style-name="Standard"/>
      <text:p text:style-name="Standard">Tout les packages PSR</text:p>
      <text:p text:style-name="Standard"/>
      <text:p text:style-name="Standard">Exercice à faire Pour novembre :</text:p>
      <text:p text:style-name="Standard"/>
      <text:p text:style-name="Standard">Créer son propre framework </text:p>
      <text:list xml:id="list3673783493171125825" text:style-name="L2">
        <text:list-item>
          <text:p text:style-name="P2">Route + BDD → injection dépendence</text:p>
        </text:list-item>
        <text:list-item>
          <text:p text:style-name="P2">MVC</text:p>
        </text:list-item>
        <text:list-item>
          <text:p text:style-name="P2">Autoload (spl_autoload_register) → repertoire (Namespace\sub\class) PSR4</text:p>
        </text:list-item>
        <text:list-item>
          <text:p text:style-name="P2">Bootstrap</text:p>
        </text:list-item>
        <text:list-item>
          <text:p text:style-name="P2">2 pages (Home + BDD helloworld, page 1 avec un élément et slug</text:p>
        </text:list-item>
      </text:list>
      <text:p text:style-name="Standard"/>
      <text:p text:style-name="Standard">Namespace :</text:p>
      <text:p text:style-name="Standard"/>
      <text:p text:style-name="Standard">Permet de verrouiller dans un univers le code qui se trouve dans le fichi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8:42:56</meta:creation-date>
    <meta:generator>OpenOffice/4.1.5$Win32 OpenOffice.org_project/415m1$Build-9789</meta:generator>
    <dc:date>2018-09-24T11:48:23.99</dc:date>
    <meta:editing-duration>PT3H5M26S</meta:editing-duration>
    <meta:editing-cycles>5</meta:editing-cycles>
    <meta:document-statistic meta:table-count="0" meta:image-count="0" meta:object-count="0" meta:page-count="1" meta:paragraph-count="16" meta:word-count="91" meta:character-count="521"/>
  </office:meta>
</office:document-meta>
</file>